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487822663094110059"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5307777391398942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397659541991166121"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737051658298216738"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62160706691516482"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511289930185583825"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275388393604939536"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5489224574364095087"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348092" text:continue-list="list5275388393604939536"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61575068392380772"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53713"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74633"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351621"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350296"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69564"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45663266023865194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40150406744373047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293892093531999774"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345430"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628935020393094521"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531301898534161614"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516234795984728529" text:style-name="L15">
        <text:list-item>
          <text:list>
            <text:list-header>
              <text:p text:style-name="P172">1.5 miles averaging about 9:40/mile and rest 1 min</text:p>
            </text:list-header>
          </text:list>
        </text:list-item>
      </text:list>
      <text:p text:style-name="P23">1 mile in 8:26 and rest 2 min</text:p>
      <text:list xml:id="list8554782713134365648"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422641659736452055"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357364"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645302244499622670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996326052790303769"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3587285535496447162"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366947" text:continue-list="list5996326052790303769" text:style-name="L19">
        <text:list-item>
          <text:list>
            <text:list-header>
              <text:p text:style-name="P176">(Pace*HR)=1240</text:p>
            </text:list-header>
          </text:list>
        </text:list-item>
      </text:list>
      <text:list xml:id="list37366585" text:continue-list="list6453022444996226708" text:style-name="L18">
        <text:list-item>
          <text:list>
            <text:list-header>
              <text:p text:style-name="P175">2 miles at 10:46/mile Ave HR= 121 bpm and rest a few minutes</text:p>
            </text:list-header>
          </text:list>
        </text:list-item>
      </text:list>
      <text:list xml:id="list37362758" text:continue-list="list3736694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736124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994774414879920317"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45779025503654208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894393729327141131"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120837567270282952"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69223564957396896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63522477503700945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7373298"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360138"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19310338433276264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34944074445898085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883446100786879606"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57757288083772819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44264601746828839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8035634989217228370" text:style-name="L32">
        <text:list-item>
          <text:list>
            <text:list-header>
              <text:p text:style-name="P186">0.25 miles in 2:54</text:p>
              <text:p text:style-name="P186">1 mile in 9:21 going faster as I ran and ending at around 8:30 pace</text:p>
            </text:list-header>
          </text:list>
        </text:list-item>
      </text:list>
      <text:list xml:id="list199199626108039133"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4840956262760369875"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10"/>
      <text:p text:style-name="P10">For 20 cemetery loops or more <text:s/></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text:soft-page-break/>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48635633356959142"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14"/>
      <text:p text:style-name="P10">Other good runs:</text:p>
      <text:p text:style-name="P14"><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22T17:11:17.54</dc:date>
    <dc:creator>James Lombardi</dc:creator>
    <meta:editing-duration>P21DT7H16M</meta:editing-duration>
    <meta:editing-cycles>1737</meta:editing-cycles>
    <meta:generator>OpenOffice/4.1.2$Win32 OpenOffice.org_project/412m3$Build-9782</meta:generator>
    <meta:document-statistic meta:table-count="0" meta:image-count="9" meta:object-count="0" meta:page-count="177" meta:paragraph-count="5088" meta:word-count="55250" meta:character-count="283181"/>
  </office:meta>
</office:document-meta>
</file>